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</office:font-face-decls>
  <office:automatic-styles>
    <style:style style:name="P1" style:family="paragraph" style:parent-style-name="Standard">
      <style:paragraph-properties fo:line-height="115%"/>
      <style:text-properties style:font-name="Arial" fo:font-size="12.0pt" fo:color="#000000"/>
    </style:style>
    <style:style style:name="P2" style:family="paragraph" style:parent-style-name="Standard">
      <style:paragraph-properties fo:line-height="115%"/>
      <style:text-properties style:font-name="Arial" fo:font-size="19.0pt" fo:color="#000000"/>
    </style:style>
    <style:style style:name="T1" style:family="text">
      <style:text-properties fo:font-size="12.0pt" fo:font-size-asian="12.0pt" fo:font-size-complex="12.0pt"/>
    </style:style>
    <style:style style:name="T2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C:\Users\Rauhaan\Desktop\AA.png</text:p>
      <text:p text:style-name="P2"><text:span text:style-name="T1"><text:s text:c="2"/></text:span><text:span text:style-name="T2">Apache Hive Installation</text:span></text:p>
      <text:p text:style-name="P1"/>
      <text:p text:style-name="P1">wget http://www-us.apache.org/dist/hive/hive-1.2.2/apache-hive-1.2.2-bin.tar.gz</text:p>
      <text:p text:style-name="P1"><text:s text:c="2"/></text:p>
      <text:p text:style-name="P1">tar -zxf apache-hive-1.2.2-bin.tar.gz</text:p>
      <text:p text:style-name="P1"/>
      <text:p text:style-name="P1">sudo mv apache-hive-1.2.2-bin /usr/local/hive</text:p>
      <text:p text:style-name="P1"/>
      <text:p text:style-name="P1"/>
      <text:p text:style-name="P1">nano ~/.bashrc</text:p>
      <text:p text:style-name="P1">export HIVE_HOME=/usr/local/hive</text:p>
      <text:p text:style-name="P1">export PATH=$PATH:$HIVE_HOME/bin</text:p>
      <text:p text:style-name="P1"/>
      <text:p text:style-name="P1">exec bash</text:p>
      <text:p text:style-name="P1"/>
      <text:p text:style-name="P1">cd $HIVE_HOME/conf</text:p>
      <text:p text:style-name="P1"/>
      <text:p text:style-name="P1">cp hive-env.sh.template hive-env.sh</text:p>
      <text:p text:style-name="P1"/>
      <text:p text:style-name="P1">nano $HIVE_HOME/conf/hive-env.sh</text:p>
      <text:p text:style-name="P1"/>
      <text:p text:style-name="P1">export HADOOP_HOME=/usr/local/hadoop</text:p>
      <text:p text:style-name="P1"/>
      <text:p text:style-name="P1">hadoop fs -mkdir /user/hive/warehouse</text:p>
      <text:p text:style-name="P1"/>
      <text:p text:style-name="P1">$ hive</text:p>
      <text:p text:style-name="P1"/>
      <text:p text:style-name="P1">hadoop fs -chmod <text:s text:c="2"/>-R 777 /tmp</text:p>
      <text:p text:style-name="P1"/>
      <text:p text:style-name="P1">$ hi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2</meta:generator>
  </office:meta>
</office:document-meta>
</file>